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0def85" officeooo:paragraph-rsid="000def85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e97e6" officeooo:paragraph-rsid="000e97e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0f392e" officeooo:paragraph-rsid="000f392e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style:font-name="Chandas" fo:font-weight="bold" officeooo:rsid="000def85" officeooo:paragraph-rsid="000def8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sans-serif" fo:font-size="13.5pt" fo:font-weight="bold" officeooo:rsid="000def85" officeooo:paragraph-rsid="000def8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sans-serif" fo:font-size="13.5pt" fo:font-weight="bold" officeooo:rsid="000f392e" officeooo:paragraph-rsid="000def8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sans-serif" fo:font-size="13.5pt" officeooo:rsid="000def85" officeooo:paragraph-rsid="000def85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13.5pt" officeooo:rsid="000e97e6" officeooo:paragraph-rsid="000def85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13.5pt" fo:font-weight="normal" officeooo:rsid="000def85" officeooo:paragraph-rsid="000def8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13.5pt" fo:font-weight="normal" officeooo:rsid="000e97e6" officeooo:paragraph-rsid="000e97e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sans-serif" fo:font-size="13.5pt" fo:font-weight="normal" officeooo:rsid="000f392e" officeooo:paragraph-rsid="000f392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101d9b" officeooo:paragraph-rsid="00101d9b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101d9b" officeooo:paragraph-rsid="00101d9b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108ab1" officeooo:paragraph-rsid="00108ab1" style:font-size-asian="16pt" style:font-weight-asian="bold" style:font-size-complex="16pt" style:font-weight-complex="bold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3.5pt" officeooo:rsid="000e97e6"/>
    </style:style>
    <style:style style:name="T3" style:family="text">
      <style:text-properties style:font-name="sans-serif" fo:font-size="13.5pt" officeooo:rsid="000f392e"/>
    </style:style>
    <style:style style:name="T4" style:family="text">
      <style:text-properties officeooo:rsid="00101d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– 4 (BONUS)</text:p>
      <text:p text:style-name="P4"/>
      <text:p text:style-name="P4"/>
      <text:p text:style-name="P5">Description of your code and how you implemented the function:-</text:p>
      <text:p text:style-name="P7"/>
      <text:p text:style-name="P9">The code is divided into 3 files :-</text:p>
      <text:p text:style-name="P9"/>
      <text:p text:style-name="P9">1. Operation.c – Using this file we use the encdev and decdev.</text:p>
      <text:p text:style-name="P9">2. encode.c – Using this file we create the encode module and make <text:tab/>the encdev file using the major number got from the insmod <text:tab/>command .</text:p>
      <text:p text:style-name="P10">3. decode.c – Using this file we create the decode driver and make the <text:tab/>decdev device file using the user number got from the insmod <text:tab/>command .</text:p>
      <text:p text:style-name="P9"/>
      <text:p text:style-name="P5">The logical and implementation details:-</text:p>
      <text:p text:style-name="P5"/>
      <text:p text:style-name="P1"><text:span text:style-name="T1">-</text:span><text:span text:style-name="T2">The encryption does the +1 to the string </text:span></text:p>
      <text:p text:style-name="P8">-The decryption does the -1 to the string </text:p>
      <text:p text:style-name="P8"/>
      <text:p text:style-name="P7"/>
      <text:p text:style-name="P7"/>
      <text:p text:style-name="P5">Description of how to compile and test the program:-</text:p>
      <text:p text:style-name="P5"/>
      <text:p text:style-name="P10">1.Go to the Encoder folder and type the make command in the terminal.</text:p>
      <text:p text:style-name="P10">2.Go to the Decoder folder and type the make command in the terminal.</text:p>
      <text:p text:style-name="P10">3.Do the dmesg in the terminal to get the major number for the device file.</text:p>
      <text:p text:style-name="P2"><text:span text:style-name="T1">4. Make the device file using the mknod command and give access to </text:span><text:span text:style-name="T3">using the chmod command after which you are ready to go.</text:span></text:p>
      <text:p text:style-name="P10"/>
      <text:p text:style-name="P8"/>
      <text:p text:style-name="P5">The inputs the user should give:-</text:p>
      <text:p text:style-name="P6"/>
      <text:p text:style-name="P11">The user should either give the the input :-</text:p>
      <text:p text:style-name="P11"/>
      <text:p text:style-name="P11">1.enc (“data to be entered”)</text:p>
      <text:p text:style-name="P11">2.dec </text:p>
      <text:p text:style-name="P5"/>
      <text:p text:style-name="P11"/>
      <text:p text:style-name="P5"><text:soft-page-break/></text:p>
      <text:p text:style-name="P5">Expected output (and how to interpret it):-</text:p>
      <text:p text:style-name="P6"/>
      <text:p text:style-name="P11">The user will be able to see the data in the decdata.txt (Decrypted)</text:p>
      <text:p text:style-name="P11">The user can also see the encrypted data in the encdata.txt.</text:p>
      <text:p text:style-name="P5"/>
      <text:p text:style-name="P9"/>
      <text:p text:style-name="P5">Error values and how to interpret them:-</text:p>
      <text:p text:style-name="P5"/>
      <text:p text:style-name="P3">If the device file is not existing then the user will not be able to open the file and the error <text:span text:style-name="T4">will be printed </text:span></text:p>
      <text:p text:style-name="P12">If the wrong command is entered then the error will be displayed .</text:p>
      <text:p text:style-name="P12"/>
      <text:p text:style-name="P12"/>
      <text:p text:style-name="P12"/>
      <text:p text:style-name="P12"/>
      <text:p text:style-name="P12"/>
      <text:p text:style-name="P13"/>
      <text:p text:style-name="P14">Refrences :-</text:p>
      <text:p text:style-name="P14">Github repositories of various seniors of our college </text:p>
      <text:p text:style-name="P14">Book- Linux kernel development Robert lov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22:28:53.491890600</meta:creation-date>
    <dc:date>2019-12-02T23:26:11.096604912</dc:date>
    <meta:editing-duration>PT21M1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27" meta:word-count="290" meta:character-count="1584" meta:non-whitespace-character-count="1307"/>
  </office:meta>
</office:document-meta>
</file>